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b3d90"/>
    </style:style>
    <style:style style:name="P3" style:family="paragraph" style:parent-style-name="Text_20_body">
      <style:text-properties officeooo:rsid="001a7497" officeooo:paragraph-rsid="001a7497"/>
    </style:style>
    <style:style style:name="P4" style:family="paragraph" style:parent-style-name="Text_20_body">
      <style:text-properties officeooo:rsid="001c22a4" officeooo:paragraph-rsid="001c22a4"/>
    </style:style>
    <style:style style:name="P5" style:family="paragraph" style:parent-style-name="Text_20_body">
      <style:text-properties officeooo:paragraph-rsid="001c22a4"/>
    </style:style>
    <style:style style:name="P6" style:family="paragraph" style:parent-style-name="Text_20_body">
      <style:text-properties officeooo:rsid="001cec43" officeooo:paragraph-rsid="001cec43"/>
    </style:style>
    <style:style style:name="P7" style:family="paragraph" style:parent-style-name="Text_20_body">
      <style:text-properties officeooo:rsid="00200ca9" officeooo:paragraph-rsid="00200ca9"/>
    </style:style>
    <style:style style:name="P8" style:family="paragraph" style:parent-style-name="Text_20_body">
      <style:text-properties officeooo:paragraph-rsid="002207e1"/>
    </style:style>
    <style:style style:name="P9" style:family="paragraph" style:parent-style-name="Text_20_body">
      <style:text-properties officeooo:paragraph-rsid="0024dda2"/>
    </style:style>
    <style:style style:name="P10" style:family="paragraph" style:parent-style-name="Text_20_body">
      <style:text-properties officeooo:paragraph-rsid="0026aa14"/>
    </style:style>
    <style:style style:name="P11" style:family="paragraph" style:parent-style-name="Text_20_body">
      <style:text-properties officeooo:paragraph-rsid="0029b94f"/>
    </style:style>
    <style:style style:name="P12" style:family="paragraph" style:parent-style-name="Text_20_body">
      <style:text-properties fo:font-style="normal" officeooo:rsid="001cec43" officeooo:paragraph-rsid="001cec43" style:font-style-asian="normal" style:font-style-complex="normal"/>
    </style:style>
    <style:style style:name="P13" style:family="paragraph" style:parent-style-name="Text_20_body">
      <style:text-properties fo:font-style="normal" officeooo:rsid="001e110c" officeooo:paragraph-rsid="001e110c" style:font-style-asian="normal" style:font-style-complex="normal"/>
    </style:style>
    <style:style style:name="P14" style:family="paragraph" style:parent-style-name="Text_20_body">
      <style:text-properties fo:font-style="normal" officeooo:rsid="00214fb6" officeooo:paragraph-rsid="00214fb6" style:font-style-asian="normal" style:font-style-complex="normal"/>
    </style:style>
    <style:style style:name="P15" style:family="paragraph" style:parent-style-name="Text_20_body">
      <style:text-properties fo:font-style="normal" officeooo:rsid="0024dda2" officeooo:paragraph-rsid="0024dda2" style:font-style-asian="normal" style:font-style-complex="normal"/>
    </style:style>
    <style:style style:name="P16" style:family="paragraph" style:parent-style-name="Text_20_body">
      <style:text-properties fo:font-style="normal" officeooo:rsid="00235215" officeooo:paragraph-rsid="002207e1" style:font-style-asian="normal" style:font-style-complex="normal"/>
    </style:style>
    <style:style style:name="P17" style:family="paragraph" style:parent-style-name="Text_20_body">
      <style:text-properties fo:font-style="normal" fo:font-weight="bold" officeooo:rsid="002be604" officeooo:paragraph-rsid="002be604" style:font-style-asian="normal" style:font-weight-asian="bold" style:font-style-complex="normal" style:font-weight-complex="bold"/>
    </style:style>
    <style:style style:name="P18" style:family="paragraph" style:parent-style-name="Text_20_body">
      <style:text-properties officeooo:rsid="0024dda2" officeooo:paragraph-rsid="0024dda2"/>
    </style:style>
    <style:style style:name="P19" style:family="paragraph" style:parent-style-name="Heading_20_1">
      <style:text-properties officeooo:rsid="000b3d90" officeooo:paragraph-rsid="000b3d90"/>
    </style:style>
    <style:style style:name="T1" style:family="text">
      <style:text-properties fo:font-size="12pt" officeooo:rsid="00118c18" style:font-size-asian="12pt" style:font-size-complex="12pt"/>
    </style:style>
    <style:style style:name="T2" style:family="text">
      <style:text-properties fo:font-weight="bold" officeooo:rsid="00118c18" style:font-weight-asian="bold" style:font-weight-complex="bold"/>
    </style:style>
    <style:style style:name="T3" style:family="text">
      <style:text-properties fo:font-weight="bold" officeooo:rsid="0026aa14"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c22a4" style:font-style-asian="italic" style:font-style-complex="italic"/>
    </style:style>
    <style:style style:name="T6" style:family="text">
      <style:text-properties fo:font-style="italic" officeooo:rsid="001cec43" style:font-style-asian="italic" style:font-style-complex="italic"/>
    </style:style>
    <style:style style:name="T7" style:family="text">
      <style:text-properties fo:font-style="italic" officeooo:rsid="0024dda2" style:font-style-asian="italic" style:font-style-complex="italic"/>
    </style:style>
    <style:style style:name="T8" style:family="text">
      <style:text-properties fo:font-style="italic" officeooo:rsid="0026aa14" style:font-style-asian="italic" style:font-style-complex="italic"/>
    </style:style>
    <style:style style:name="T9" style:family="text">
      <style:text-properties fo:font-style="italic" officeooo:rsid="002875ac" style:font-style-asian="italic" style:font-style-complex="italic"/>
    </style:style>
    <style:style style:name="T10" style:family="text">
      <style:text-properties fo:font-style="italic" officeooo:rsid="0029b94f" style:font-style-asian="italic" style:font-style-complex="italic"/>
    </style:style>
    <style:style style:name="T11" style:family="text">
      <style:text-properties fo:font-style="italic" officeooo:rsid="002be604" style:font-style-asian="italic" style:font-style-complex="italic"/>
    </style:style>
    <style:style style:name="T12" style:family="text">
      <style:text-properties officeooo:rsid="001a7497"/>
    </style:style>
    <style:style style:name="T13" style:family="text">
      <style:text-properties officeooo:rsid="001c22a4"/>
    </style:style>
    <style:style style:name="T14" style:family="text">
      <style:text-properties fo:font-style="normal" style:font-style-asian="normal" style:font-style-complex="normal"/>
    </style:style>
    <style:style style:name="T15" style:family="text">
      <style:text-properties fo:font-style="normal" officeooo:rsid="00214fb6" style:font-style-asian="normal" style:font-style-complex="normal"/>
    </style:style>
    <style:style style:name="T16" style:family="text">
      <style:text-properties fo:font-style="normal" officeooo:rsid="002207e1" style:font-style-asian="normal" style:font-style-complex="normal"/>
    </style:style>
    <style:style style:name="T17" style:family="text">
      <style:text-properties fo:font-style="normal" officeooo:rsid="00235215" style:font-style-asian="normal" style:font-style-complex="normal"/>
    </style:style>
    <style:style style:name="T18" style:family="text">
      <style:text-properties fo:font-style="normal" officeooo:rsid="00240269" style:font-style-asian="normal" style:font-style-complex="normal"/>
    </style:style>
    <style:style style:name="T19" style:family="text">
      <style:text-properties fo:font-style="normal" officeooo:rsid="0024dda2" style:font-style-asian="normal" style:font-style-complex="normal"/>
    </style:style>
    <style:style style:name="T20" style:family="text">
      <style:text-properties fo:font-style="normal" officeooo:rsid="0029b94f"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24dda2"/>
    </style:style>
    <style:style style:name="T23" style:family="text">
      <style:text-properties officeooo:rsid="0026aa14"/>
    </style:style>
    <style:style style:name="T24" style:family="text">
      <style:text-properties officeooo:rsid="0029b9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Chương 2: Tuổi thơ thử thách</text:h>
      <text:p text:style-name="P2">Đã <text:span text:style-name="T12">là ba tháng sau khi quyết định mở rộng kinh doanh nhà hàng Bảo Long, số lượng nhân viên tăng lên thêm vài người. Trong khi, Dương Thanh Nghi tất bật với công việc quản lý nhà hàng, Âu Hải thì bù đầu với những sổ sách của cảng sông Hà Châu. Thì Âu Cường lại thảnh thơi chơi bời với lũ nhóc trong thành. </text:span></text:p>
      <text:p text:style-name="P3">Việc bắt những đứa trẻ năm tuổi ở nhà mà đọc sách hay phụ giúp việc gia đình nó cũng khó như việc làm thẳng một sợi lông vậy. Ngoài việc học chữ với thầy đồ trong thành, thì thời gian còn lại Âu Cường cùng bạn bè chơi trốn tìm, đánh trận giả hoặc đơn giản là “giao lưu võ thuật” với những đứa khác. </text:p>
      <text:p text:style-name="P4">Vào một hôm đẹp trời, Âu Hải trên đường từ cảng sông về nhà, thì bắt gặp Âu Cường mặt mũi sưng húp, bầm tím vài chỗ trên khuôn mặt, nhìn khá là giống gấu trúc. Âu Hải liền hỏi một cách nhẹ nhàng, và cười mỉm: “<text:span text:style-name="T4">Thần thánh nào lại có thể bắt được Cường nhi lanh lẹ và đập cho đến nỗi bố nó suýt nữa cũng nhận không ra thế này!</text:span>”</text:p>
      <text:p text:style-name="P5"><text:span text:style-name="T13">Âu Cường mếu máo nói, nhưng vẫn cố để tiếng nấc cụt không vang ra: “</text:span><text:span text:style-name="T5">Thằng A Phì con ông chủ nhà hàng Phì Lũ dám chê đồ ăn nhà mình là đến chó cũng không thèm ăn nên con đánh nó. Nó đánh không lại nên rủ mấy thằng khác cùng đánh con...nazzz...nazz(tiếng nấc)</text:span><text:span text:style-name="T13">”</text:span></text:p>
      <text:p text:style-name="P5">Âu <text:span text:style-name="T13">Hải nhẹ nhàng hỏi tiếp: “</text:span><text:span text:style-name="T5">Thế mấy thằng nhóc bạn con không ra giúp con một tay hả?</text:span><text:span text:style-name="T13">”</text:span></text:p>
      <text:p text:style-name="P5">Đến <text:span text:style-name="T13">lúc này thì Âu Cường không kiềm được tiếng nấc, vừa khóc vừa nói: “</text:span><text:span text:style-name="T5">Tụi nó nhìn con bị đánh mà không lao vào đánh giúp...Nó còn kêu là đáng đời thằng Cường bố láo.</text:span><text:span text:style-name="T13">”</text:span></text:p>
      <text:p text:style-name="P5">Âu <text:span text:style-name="T13">Hải mỉm cười một cách tinh quái, rồi nhắm mắt lại suy nghĩ mông lung gì đó.</text:span></text:p>
      <text:p text:style-name="P5"><text:soft-page-break/>“<text:span text:style-name="T6">Nhưng bố không cần lo lắng, rồi con sẽ nghĩ ra cách để trị tụi A Phì, giờ bố chỉ cần giúp con giấu mẹ chuyện này là được. Con chỉ sợ mẹ lại cấm túc con thôi</text:span>”</text:p>
      <text:p text:style-name="P6">Nghe đến đây Âu Hải cũng không giấu nổi vẻ lo lắng, nhưng vẫn bình tĩnh nói: “<text:span text:style-name="T4">Chuyện này thì cũng không biết trước được, nhưng bố sẽ giúp con. Đổi lại tối nay con gặp riêng bố trong thư phòng”. </text:span><text:span text:style-name="T14">Nói xong, ông lại lặng lẽ bước về nhà, Âu Cường cũng lẽo đẽo theo sau. Có lẽ do bận dụi đôi mắt gấu trúc của mình mà Âu Cường không để ý thấy đôi chân run rẩy của bố mình.</text:span></text:p>
      <text:p text:style-name="P12">Về đến nhà, Âu Cường nhanh chóng lẻn đi tẳm rửa sạch sẽ rồi chui tọt vào phòng lấy mấy quyển sách ra đọc như chưa bao giờ được đọc sách. Dương Thanh Nghi thị đang loay hoay chỉ đạo nhân viên nên chưa thấy được khuôn mặt bầm tím của con mình. Tới sát giờ cơm tối, Âu Hải gọi vợ vào phòng riêng rồi đóng cửa lại.</text:p>
      <text:p text:style-name="P13">Sau một lúc, trong phòng có tiếng cãi vã nổi lên, nhưng nghe kỹ thì hình như chỉ có mỗi giọng nữ là chính. Khoảng tầm một nén hương, thì hai vợ chồng bước ra. Âu Hải thì vẫn phong thái khoan thai, đĩnh đạc tiến tới phòng ăn. Dương Thanh Nghi khuôn mặt hơi đỏ.</text:p>
      <text:p text:style-name="P7"><text:span text:style-name="T14">Tại phòng ăn, vẫn như cũ hầu hết mọi nhân viên đã chuẩn bị bữa ăn tối sẵn sàng và ngồi đợi ông bà chủ vào là bắt đầu ăn. Một số nhân viên vẫn phải trực ở tiền sảnh nhà hàng để phục vụ thực khách. Để tránh giờ cao điểm của nhà hàng, buổi tối thì ăn hơi muộn một tí, tầm </text:span><text:span text:style-name="T21">canh mười*</text:span><text:span text:style-name="T14"> mới ăn chung hầu hết nhân viên, một số nhân viên đến phiên trực nên phải ăn trước.</text:span></text:p>
      <text:p text:style-name="P7"><text:span text:style-name="T14">Trên bàn ăn đã đông đủ mọi người, chỉ thiếu mỗi Âu Cường. </text:span><text:span text:style-name="T15">Một số người đã gọi nhưng Âu Cường lấy cớ bận học nên không ăn, bảo mọi người ăn trước đi. Phải tới khi Âu Hải gọi thì mới dám ra ăn.</text:span></text:p>
      <text:p text:style-name="P14">Khi thấy Âu Cường, lúc đầu thì tiếng thốt ngạc nhiên vang lên, nhưng tiếp nối sau đó là một tràng cười khúc khích. Vì trời tối nên nhìn đôi mắt của Âu Cường còn thâm hơn cả lúc gặp Âu Hải.</text:p>
      <text:p text:style-name="P8"><text:soft-page-break/><text:span text:style-name="T15">Âu Hải phải tằng hằng một tiếng, rồi nhắc mọi người ăn cơm đi. Dương Thanh Nghi thì im lặng không nói gì, nhưng nếu để ý thì </text:span><text:span text:style-name="T17">có thể </text:span><text:span text:style-name="T15">thấy cơ ở miệng </text:span><text:span text:style-name="T16">Dương Thanh Nghi</text:span><text:span text:style-name="T15"> đang giật giậ</text:span><text:span text:style-name="T17">t như muốn nói gì đó. Âu Cường<text:tab/>chỉ cúi gằm mặt xuống và ăn.</text:span></text:p>
      <text:p text:style-name="P9"><text:span text:style-name="T18">Sau </text:span><text:span text:style-name="T19">một buổi tối đầy căng thẳng, </text:span><text:span text:style-name="T18">Âu </text:span><text:span text:style-name="T19">Cường </text:span><text:span text:style-name="T22">qua thư phòng của Âu Hải</text:span> <text:span text:style-name="T22">như đã giao ước. </text:span><text:span text:style-name="T19">Nhìn </text:span><text:span text:style-name="T18">Âu </text:span><text:span text:style-name="T19">Cường </text:span><text:span text:style-name="T22">một lượt, ông mỉm cười và dặn dò “</text:span><text:span text:style-name="T7">Con không được nói với mẹ lại những câu A Phì đã nói với con nghe chưa, nếu không thì đến bố cũng không đỡ được đâu.</text:span><text:span text:style-name="T22">”</text:span></text:p>
      <text:p text:style-name="P9"><text:span text:style-name="T18">Âu </text:span><text:span text:style-name="T19">Cường im lặng gật đầu, Âu Hải</text:span> <text:span text:style-name="T22">nói tiếp.”</text:span><text:span text:style-name="T7">Bố có một vài phương pháp giúp con chống lại sự ăn hiếp của những đứa kia. Con có muốn nghe không?</text:span><text:span text:style-name="T22">”. Biết bố mình là người có những ý tưởng tuyệt vời giúp cho quán ăn phát triển tốt, nên </text:span><text:span text:style-name="T18">Âu </text:span><text:span text:style-name="T19">Cường </text:span><text:span text:style-name="T23">gật đầu một cách nhanh chóng.</text:span></text:p>
      <text:p text:style-name="P10"><text:span text:style-name="T23">Như trúng tủ, Âu Hải</text:span> <text:span text:style-name="T23">lại cười mỉm, “</text:span><text:span text:style-name="T8">Những nhà lãnh đạo vĩ đại trong lịch sử xem việc dùng vũ lực như là một hạ sách, họ chỉ dùng nó khi không còn phương pháp nào khác. Nên cách đầu tiên con có thể làm là hòa giải với tụi nó, cố gắng nói lỹ lẽ hoặc chứng minh cho nó thấy thức ăn của chúng ta là số một.</text:span><text:span text:style-name="T23">”</text:span></text:p>
      <text:p text:style-name="P18">Âu Cường mắt trợn lên trần nhà, như đang tưởng tượng ra cảnh mình giải thích với thằng béo A Phì mỡ nhiều hơn não thì lắc đầu ngao ngán, mặt nhăn lại như trái nho khô với hai chấm đen trên cuống.</text:p>
      <text:p text:style-name="P9">Âu <text:span text:style-name="T23">Hải lại cười một cách gian xảo, “</text:span><text:span text:style-name="T8">Mà bố biết con không phải là một nhà lãnh đạo vĩ đại, nên cách thứ hai là con phải có những chiến hữu hoặc đồng đội tốt, sẵn sàng lao vào chiến đấu cùng con chứ không phải là đứng xem một cách thỏa mãn.</text:span><text:span text:style-name="T23">”</text:span></text:p>
      <text:p text:style-name="P9"><text:span text:style-name="T18">Âu </text:span><text:span text:style-name="T19">Cường </text:span><text:span text:style-name="T23">hai mắt mở to chăm chú, “</text:span><text:span text:style-name="T8">Như nhà hàng chúng ta, mọi người không phân biệt là đầu bếp hay tiểu nhị, chủ hay là tớ, tất cả đều được đối xử ngang nhau nếu họ xứng đáng với sự công bằng đó. </text:span><text:span text:style-name="T11">Mọi người cùng hợp sức lại để đạt được mục tiêu chung, đó gọi là đồng đội.</text:span><text:span text:style-name="T23">”</text:span></text:p>
      <text:p text:style-name="P9"><text:soft-page-break/>“<text:span text:style-name="T8">Với trường hợp của con, con coi bạn bè con như những bậc thang để con đạp lên và cho mọi người thấy con là kẻ chiến thắng. Và con càng leo lên cao, thì con càng cô đơn… </text:span><text:span text:style-name="T9">Cường giả </text:span><text:span text:style-name="T10">chân chính nâng mọi người lên, thay vì dìm xuống. Người xung quanh mạnh, thì mình mới mạnh</text:span>”</text:p>
      <text:p text:style-name="P9"><text:span text:style-name="T22">Âu Hải</text:span> dừng <text:span text:style-name="T24">lại vuốt vuốt cằm, như đang tâm đắc lắm với câu dạy “đời” của mình. Trong khi đó, </text:span><text:span text:style-name="T18">Âu </text:span><text:span text:style-name="T19">Cường </text:span><text:span text:style-name="T24">nhìn chằm chằm xuống đất, như đang cảm nhận cảm giác của những đứa nhóc bị tính háo thắng của mình làm tổn thương.</text:span></text:p>
      <text:p text:style-name="P11"><text:span text:style-name="T18">N</text:span><text:span text:style-name="T20">hư đang ngộ ra vấn đề, </text:span><text:span text:style-name="T18">Âu </text:span><text:span text:style-name="T19">Cường </text:span><text:span text:style-name="T24">chỉ đứng đần ra đó và chìm vào trầm tư. Âu Hải</text:span> <text:span text:style-name="T24">nhìn con, mặt lộ vẻ ngạc nhiên trong chớp mắt, sau đó lại quay lại nụ cười mỉm gian xảo quen thuộc.</text:span></text:p>
      <text:p text:style-name="P11"><text:span text:style-name="T24">Mỉm cười hài lòng, Âu Hải</text:span> <text:span text:style-name="T24">lặng lẽ rời thư phòng rồi chui vào phòng ngủ với bà nương của mình, nhưng phong thái tiêu sái đã biến đi đâu mất, thay vào đó là tướng đi lén lút như kẻ trộm mò vào giường. Và sau đó thì làm gì đó mà chắc mọi người cũng hiểu rồi đó.</text:span></text:p>
      <text:p text:style-name="P17">(*) một ngày có 14 canh, mỗi canh khoảng hơn hai tiếng đồng hồ bình thường. 1 ngày ở đây dài khoảng 30 tiếng đồng hồ.</text:p>
      <text:p text:style-name="P15"/>
      <text:p text:style-name="P15"><text:s text:c="2"/><text:tab/> </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2in" fo:margin-bottom="0.1in" loext:contextual-spacing="false" fo:text-indent="0.2in" style:auto-text-indent="false"/>
      <style:text-properties style:font-name="DejaVu Serif" fo:font-family="'DejaVu Serif'" style:font-style-name="Book"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in"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701in" fo:margin-bottom="0.5in" loext:contextual-spacing="false" fo:text-align="center" style:justify-single-word="false" fo:text-indent="0in" style:auto-text-indent="false" style:page-number="auto" style:shadow="none"/>
      <style:text-properties fo:color="#0000ff" style:font-name="DejaVu Sans" fo:font-family="'DejaVu Sans'" style:font-style-name="Bold" style:font-family-generic="swiss" style:font-pitch="variable" fo:font-size="130%" fo:font-weight="bold" fo:background-color="#ffffff"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2in" style:auto-text-indent="false"/>
    </style:style>
    <style:style style:name="Preformatted_20_Text" style:display-name="Preformatted Text" style:family="paragraph" style:parent-style-name="Standard" style:class="html">
      <style:paragraph-properties fo:margin-top="0.2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2pt" officeooo:rsid="00118c18" style:font-size-asian="12pt" style:font-size-complex="12pt"/>
    </style:style>
    <style:style style:name="MT2" style:family="text">
      <style:text-properties fo:font-weight="bold" officeooo:rsid="00118c18" style:font-weight-asian="bold" style:font-weight-complex="bold"/>
    </style:style>
    <style:style style:name="MT3" style:family="text">
      <style:text-properties fo:font-weight="bold" officeooo:rsid="0026aa14" style:font-weight-asian="bold" style:font-weight-complex="bol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CĐCG</text:span><text:tab/><text:span text:style-name="MT2">Chương </text:span><text:span text:style-name="MT3">2</text:span><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21:37:21.546663314</meta:creation-date>
    <meta:generator>LibreOffice/5.1.6.2$Linux_X86_64 LibreOffice_project/10m0$Build-2</meta:generator>
    <dc:date>2017-06-05T00:09:13.919747623</dc:date>
    <meta:editing-duration>PT1H52M30S</meta:editing-duration>
    <meta:editing-cycles>18</meta:editing-cycles>
    <meta:document-statistic meta:table-count="0" meta:image-count="0" meta:object-count="0" meta:page-count="4" meta:paragraph-count="29" meta:word-count="1393" meta:character-count="6200" meta:non-whitespace-character-count="4829"/>
  </office:meta>
</office:document-meta>
</file>